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Tribe</text:p>
          </table:table-cell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Volounte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6M00S" calcext:value-type="time">
            <text:p>00:16: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Senior fighter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1M00S" calcext:value-type="time">
            <text:p>00:21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Hot air baloo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Turbo fan fighte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2M00S" calcext:value-type="time">
            <text:p>00:52:00</text:p>
          </table:table-cell>
          <table:table-cell office:value-type="float" office:value="420" calcext:value-type="float">
            <text:p>420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Fishermen’s boat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Wooden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Heavy tank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office:value-type="string" calcext:value-type="string">
            <text:p>Colone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420" calcext:value-type="float">
            <text:p>4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420" calcext:value-type="float">
            <text:p>420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3"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7600" calcext:value-type="float">
            <text:p>76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35M00S" calcext:value-type="time">
            <text:p>00:35:0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5M00S" calcext:value-type="time">
            <text:p>00:35: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2H00M00S" calcext:value-type="time">
            <text:p>02:00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35M00S" calcext:value-type="time">
            <text:p>02:35: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Wehrmacht soldat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S soldat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Junkers 88D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Messerschmit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tuka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Unterseeboot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Flugzeugschiff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Fuhr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Reich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amurai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Nakajima C6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awasaki Ki48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Emperor’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arrier of the rising sun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Ha-Go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O-I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2:.A85])" office:value-type="float" office:value="82" calcext:value-type="float">
            <text:p>82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formula="of:=14*6-[.A86]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2"/>
        </table:table-row>
      </table:table>
      <table:table table:name="Alien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iation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i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37:19.312503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4:23.843515645</meta:creation-date>
    <dc:date>2017-06-01T13:55:51.925529918</dc:date>
    <meta:editing-duration>PT15H34M18S</meta:editing-duration>
    <meta:editing-cycles>11</meta:editing-cycles>
    <meta:generator>LibreOffice/5.1.6.2$Linux_X86_64 LibreOffice_project/10m0$Build-2</meta:generator>
    <meta:document-statistic meta:table-count="2" meta:cell-count="806" meta:object-count="0"/>
  </office:meta>
</office:document-meta>
</file>